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1">
      <style:paragraph-properties fo:margin-left="0in" fo:margin-right="0in" fo:text-align="center" style:justify-single-word="false" fo:text-indent="0.1965in" style:auto-text-indent="false"/>
    </style:style>
    <style:style style:name="P15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13768"/>
    </style:style>
    <style:style style:name="T77" style:family="text">
      <style:text-properties officeooo:rsid="001372f8"/>
    </style:style>
    <style:style style:name="T78" style:family="text">
      <style:text-properties officeooo:rsid="001545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3326619824171457808"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text:span text:style-name="T76">д</text:span>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text:span text:style-name="T78">на </text:span>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голов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text:span><text:soft-page-break/><text:span text:style-name="T28">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text:span text:style-name="T77">Мну</text:span>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text:span text:style-name="T77">Мну</text:span> люб<text:span text:style-name="T77">ит</text:span>,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text:span text:style-name="T77">тень</text:span>!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text:span text:style-name="T77">у</text:span>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text:span text:style-name="T77">Мну</text:span>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09T17:48:13.756751570</dc:date>
    <meta:editing-duration>P148DT6H19M</meta:editing-duration>
    <meta:editing-cycles>9385</meta:editing-cycles>
    <meta:generator>LibreOffice/5.1.6.2$Linux_X86_64 LibreOffice_project/10m0$Build-2</meta:generator>
    <meta:printed-by>макс </meta:printed-by>
    <meta:print-date>2017-08-23T21:51:29.95</meta:print-date>
    <meta:document-statistic meta:table-count="0" meta:image-count="0" meta:object-count="0" meta:page-count="237" meta:paragraph-count="4745" meta:word-count="101331" meta:character-count="671519" meta:non-whitespace-character-count="570454"/>
  </office:meta>
</office:document-meta>
</file>